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Trebuchet MS', Verdana,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itl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letter-spacing="normal" fo:font-style="italic" fo:font-weight="normal" style:font-style-asian="italic" style:font-style-complex="italic"/>
    </style:style>
    <style:style style:name="T6"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olving Conflicts When Matching</text:p>
      <text:p text:style-name="P1">IMSLP and MusicBrainz both contain community-generated data and can be edited freely by their user base. They are based on different data models and have very different structures. Also, the two are not affiliated directly and to my knowledge there is nothing that automatically checks the content. Thus, it is reasonable to expect some inconsistency between the two databases. There are also problems that must be addressed for searching <text:span text:style-name="T1">any </text:span><text:span text:style-name="T2">source of information <text:s/>about "classical" music such as </text:span>multiple (accepted) names for the same composition and the use of diacritics or non-Latin characters. All of these would render a naive string-matching approach completely ineffective. <text:s/>How will such questions be answered?</text:p>
      <text:p text:style-name="P1">Many of these questions are applicable to general search and information retrieval. <text:s/>There is no common key that could be used for exact matching between the databases, so determining which entries in each database are likely to refer to the same thing must be approached in probabilistic fashion. This is a difficult problem to solve from first principles but fortunately, mature solutions are freely available in the form of search engines.</text:p>
      <text:p text:style-name="P1">Rather than using lower-level techniques like measuring edit distances or longest matching substrings, I propose that making use of a search engine to compare results is more likely to be successful and will be quicker to implement. Search engines are designed to handle large amounts of loosely-structured data and must solve many of the problems mentioned previously. <text:s/>They are also familiar to most computer users, so a tool that is based on a search engine will be usable by many more people than one that requires knowledge of a dedicated query language. Finally, the technology is mature – thousands of hours have been spent researching and developing search engines, so the chances of a non-expert with a limited amount of time producing a solution that rivals existing ones is small.</text:p>
      <text:p text:style-name="P1">I considered several open-source search engines including (Apache) Lucene and Sphinx, and the search engine libraries Xapian and Whoosh. I favored the libraries for this stage of development because they do not require a separate server process but for scalability, a standalone search server could be used. <text:s/>After trying unsuccessfully to build Xapian and the Python bindings for Lucene from source under Windows, I decided to use the pure Python Whoosh library for testing. <text:s/>In the future, this part of the software could be easily modularized to work with any search solution.</text:p>
      <text:p text:style-name="P1">My initial idea was to build an index for the search results from each database, then use the search results from each to search the index of the other. For example, I would search MusicBrainz and IMSLP for "Eric Satie", collect results from both, and build two indexes based on all available information: "idx_imslp" for the IMSLP results and "ix_mb" for the MusicBrainz results. Then, I would use some string(s) from each<text:span text:style-name="T1"> </text:span><text:span text:style-name="T2">of </text:span>the IMSLP results to search "ix_mb" and some other string(s) from the <text:span text:style-name="T2">each</text:span> MusicBrainz results to search "ix_imslp". <text:s/>This proved to be less effective than I had hoped because the results from one search are "too specific" to reliably produce hits in the other. For example, the only easy choice from the IMSLP results was the page title. For compositions, the title includes the name of the composer, so if one searches IMSLP for "Gymnopédie No 1", the first (and correct) result returned is titled <text:span text:style-name="T6">"</text:span><text:span text:style-name="T3">3 Gymnopédies (Satie, Eric)." If one searches MusicBrainz for works called "Gymnopédie No 1", the "name" field for the first result (which is a "work" entity) is "Gymnopédies: II. Lent et douloureux (Satie: Gymnopédie No. 1 orchestrated by Debussy)". There are many terms in the MusicBrainz result that do not appear at all in the one from IMSLP, so a search using MusicBrainz results against IMSLP will return no hits. While it is true that I may be able to find some scheme for excluding or including things from the queries, this would entail the kind of processing I am trying to avoid by using a search engine in the first place!</text:span></text:p>
      <text:p text:style-name="P1"><text:span text:style-name="T3">A modified version of this strategy is to build the indexes as before but use the original query provided by the user to do matching in the search results. <text:s/>In this scheme, we have the same indexes </text:span><text:soft-page-break/><text:span text:style-name="T3">as before. Each index is searched using the query provided by the user for the initial searches of MusicBrainz and IMSLP. In other words, the query is used to search the search results. <text:s/>The top </text:span><text:span text:style-name="T5">n</text:span><text:span text:style-name="T4"> most relevant results from each index (and thus from each site) are then returned. These could be returned to the user for a final decision or used to automatically generate matches. <text:s/>The search engine scores each hit based on relevance, so these scores could be used to develop a match strength rating for use with the graph-based data model described in previous correspondences (in “Inconsistencies Between Data Sour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Trebuchet MS', Verdana,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6M25S</meta:editing-duration>
    <meta:editing-cycles>14</meta:editing-cycles>
    <meta:generator>OpenOffice/4.1.3$Win32 OpenOffice.org_project/413m1$Build-9783</meta:generator>
    <dc:date>2017-09-20T22:14:14.97</dc:date>
    <dc:creator>Nima Seyedtalebi</dc:creator>
    <meta:document-statistic meta:table-count="0" meta:image-count="0" meta:object-count="0" meta:page-count="2" meta:paragraph-count="7" meta:word-count="818" meta:character-count="4948"/>
    <meta:user-defined meta:name="Info 1"/>
    <meta:user-defined meta:name="Info 2"/>
    <meta:user-defined meta:name="Info 3"/>
    <meta:user-defined meta:name="Info 4"/>
  </office:meta>
</office:document-meta>
</file>